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0" style:family="table-cell" style:parent-style-name="Default">
      <style:table-cell-properties fo:background-color="#996633" style:rotation-align="none"/>
    </style:style>
    <style:style style:name="ce11" style:family="table-cell" style:parent-style-name="Default">
      <style:table-cell-properties fo:background-color="#a9d18e" style:rotation-align="none"/>
    </style:style>
    <style:style style:name="ce12" style:family="table-cell" style:parent-style-name="Default">
      <style:table-cell-properties fo:padding="0.028in"/>
    </style:style>
    <style:style style:name="ce9" style:family="table-cell" style:parent-style-name="Default">
      <style:table-cell-properties fo:background-color="#7f7f7f" style:rotation-align="none"/>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13"/>
        <table:table-column table:style-name="co3" table:default-cell-style-name="ce16"/>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4"/>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5"/>
          <table:table-cell office:value-type="string" calcext:value-type="string">
            <text:p>paid based on SLHCC/Accounting/Billing HMO Payment Report</text:p>
          </table:table-cell>
          <table:table-cell table:number-columns-repeated="62"/>
        </table:table-row>
      </table:table>
      <table:table table:name="202008" table:style-name="ta3">
        <office:forms form:automatic-focus="false" form:apply-design-mode="false"/>
        <table:table-column table:style-name="co4" table:default-cell-style-name="ce18"/>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5" table:default-cell-style-name="ce18"/>
        <table:table-column table:style-name="co11" table:default-cell-style-name="ce18"/>
        <table:table-column table:style-name="co12" table:default-cell-style-name="ce18"/>
        <table:table-column table:style-name="co13" table:number-columns-repeated="2" table:default-cell-style-name="ce18"/>
        <table:table-column table:style-name="co14" table:default-cell-style-name="ce18"/>
        <table:table-column table:style-name="co15" table:default-cell-style-name="ce18"/>
        <table:table-column table:style-name="co16" table:default-cell-style-name="ce18"/>
        <table:table-column table:style-name="co17" table:default-cell-style-name="ce18"/>
        <table:table-column table:style-name="co18" table:default-cell-style-name="ce18"/>
        <table:table-column table:style-name="co19" table:default-cell-style-name="ce18"/>
        <table:table-column table:style-name="co20" table:default-cell-style-name="ce18"/>
        <table:table-column table:style-name="co4" table:number-columns-repeated="45" table:default-cell-style-name="ce18"/>
        <table:table-row table:style-name="ro1">
          <table:table-cell table:style-name="ce17" office:value-type="string" calcext:value-type="string">
            <text:p>NOTES:</text:p>
          </table:table-cell>
          <table:table-cell table:style-name="ce17" office:value-type="string" calcext:value-type="string">
            <text:p>DATE:</text:p>
          </table:table-cell>
          <table:table-cell table:style-name="ce19"/>
          <table:table-cell table:style-name="ce17" office:value-type="string" calcext:value-type="string">
            <text:p>NAME:</text:p>
          </table:table-cell>
          <table:table-cell table:style-name="ce17" office:value-type="string" calcext:value-type="string">
            <text:p>AGE:</text:p>
          </table:table-cell>
          <table:table-cell table:style-name="ce17" office:value-type="string" calcext:value-type="string">
            <text:p>SEX:</text:p>
          </table:table-cell>
          <table:table-cell table:style-name="ce17" office:value-type="string" calcext:value-type="string">
            <text:p>DIAGNOSIS:</text:p>
          </table:table-cell>
          <table:table-cell table:style-name="ce21" office:value-type="string" calcext:value-type="string">
            <text:p>FEE:</text:p>
          </table:table-cell>
          <table:table-cell table:style-name="ce21" office:value-type="string" calcext:value-type="string">
            <text:p>CLASS:</text:p>
          </table:table-cell>
          <table:table-cell table:style-name="ce21" office:value-type="string" calcext:value-type="string">
            <text:p>AMT. PAID:</text:p>
          </table:table-cell>
          <table:table-cell table:style-name="ce21" office:value-type="string" calcext:value-type="string">
            <text:p>NET PF</text:p>
          </table:table-cell>
          <table:table-cell table:style-name="ce21" office:value-type="string" calcext:value-type="string">
            <text:p>CS #:</text:p>
          </table:table-cell>
          <table:table-cell table:style-name="ce17" office:value-type="string" calcext:value-type="string">
            <text:p>APPROVAL CODE:</text:p>
          </table:table-cell>
          <table:table-cell table:style-name="ce17" office:value-type="string" calcext:value-type="string">
            <text:p>SR#:</text:p>
          </table:table-cell>
          <table:table-cell table:style-name="ce17" office:value-type="string" calcext:value-type="string">
            <text:p>OR#:</text:p>
          </table:table-cell>
          <table:table-cell table:style-name="ce17" office:value-type="string" calcext:value-type="string">
            <text:p>Doctor</text:p>
          </table:table-cell>
          <table:table-cell table:style-name="ce17" office:value-type="string" calcext:value-type="string">
            <text:p>NEW/OLD:</text:p>
          </table:table-cell>
          <table:table-cell table:style-name="ce17" office:value-type="string" calcext:value-type="string">
            <text:p>P.T:</text:p>
          </table:table-cell>
          <table:table-cell table:style-name="ce17"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4">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0-08-09T07:59:00.34" calcext:value-type="date" table:number-columns-spanned="3" table:number-rows-spanned="1">
            <text:p>Aug-09-20</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0-08-14T07:59:00.34" calcext:value-type="date" table:number-columns-spanned="3" table:number-rows-spanned="1">
            <text:p>Aug-14-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008'.A1:'202008'.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1"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5">00/00/0000</text:date>, <text:time style:data-style-name="N2" text:time-value="07:58:46.28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08-15T07:58:59.405000000</dc:date>
    <meta:generator>LibreOffice/6.3.5.2$Windows_x86 LibreOffice_project/dd0751754f11728f69b42ee2af66670068624673</meta:generator>
    <meta:editing-duration>PT6H34M25S</meta:editing-duration>
    <meta:editing-cycles>104</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5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We add this to solve the data type error that the computer shows when we re-execute this Macro in the output workbook.
    Dim startDate As String
    Dim endDate As String

    Dim Prop(1) as New com.sun.star.beans.PropertyValue
    Dim saveAsODSArgs(1) as new com.sun.star.beans.PropertyValue

	'added by Mike, 20200814
	Dim oNumberFormats As Object
	Dim oLocalSettings As New com.sun.star.lang.Locale
	Dim lKey as long 
	
    dispatcher = createUnoService("com.sun.star.frame.DispatchHelper")

	'edited by Mike, 20200815
    If Not ThisComponent.Sheets.hasByName("Weekly_Collection_Report") Then
    	MsgBox("Walang worksheet na may ganitong pangalan: " &amp; "Weekly_Collection_Report")
    	Exit Sub
    End If
	
    myMainWorksheet = ThisComponent.Sheets.getByName("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output: MMM-DD-YYYY
    sInputStartDate = Format(myMainWorksheet.getCellByPosition(1, 4).Value, "MMM-DD-YYYY")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output: MMM-DD-YYYY
    sInputEndDate = Format(myMainWorksheet.getCellByPosition(1, 6).Value, "MMM-DD-YYYY")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 = ThisComponent.Sheets.getByName(startDateYear &amp; startDateMonth)

    If Not ThisComponent.Sheets.hasByName(endDateYear &amp; endDateMonth) Then
    	MsgBox("Walang worksheet na may ganitong pangalan: " &amp; endDateYear &amp; endDateMonth)
    	Exit Sub
    End If
    myInputEndDate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add: this
'    Call autoComputedTotalNetPF(myInputStartDate)

    If (myInputStartDate.name &lt;&gt; myInputEndDate.name) Then
'        dTotalNetPF = autoComputedTotalNetPF(myInputEndDate)
    	'TO-DO: -add: this
'        Call autoComputedTotalNetPF(myInputEndDate)
    End If

	'added by Mike, 20200815
	saveAsODSArgs(0).Name = "URL"
	saveAsODSArgs(0).Value = weeklyCollectionReportWorkbookFileName 'sPath &amp; "/" &amp; sFileName 
	saveAsODSArgs(1).Name = "FilterName"
	saveAsODSArgs(1).Value = "writer8"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removed by Mike, 20200815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worksheet = oSheets.getByIndex(1)
    oSheets.removeByName(worksheet.Name)        

	
	'TO-DO: -add: this
    'If a workheet with the output worksheet's name exists
    'If Evaluate("ISREF('" &amp; outputWorksheetName &amp; "'!A1)") Then
    'Else
	    worksheet = oSheets.getByName("Report")
		worksheet.getCellRangeByName("A1").setString("WEEKLY COLLECTION REPORT (CASH&amp;HMO):")
		worksheet.getCellRangeByName("A1").CharHeight = 14
		
		worksheet.getCellRangeByName("A2").setString("Pook:")
		worksheet.getCellRangeByName("B2").setString("SLHCC")
	
		worksheet.getCellRangeByName("A3").setString("Simula:")
		worksheet.getCellRangeByName("B3").setString(sInputStartDate)
	
		worksheet.getCellRangeByName("A4").setString("Wakas:")
		worksheet.getCellRangeByName("B4").setString(sInputEndDate)
	
		worksheet.getCellRangeByName("A5").setString("I. CASH")
		worksheet.getCellRangeByName("A8").setString("     CONSULTATION (Payslip):")
	    If (worksheet.getCellRangeByName("B8").String="") Then
	    	worksheet.getCellRangeByName("B8").value = "-1.00"
	
	  		oNumberFormats = ThisComponent.numberFormats
	  		lKey = oNumberFormats.queryKey("0.00", oLocalSettings , true)
			worksheet.getCellRangeByName("B8").NumberFormat = lKey		
	    End If
	
		'TO-DO: -add: this
	    'ActiveWorkbook.Sheets(outputWorksheetName).Range("B" &amp; 8).value = Trunc(ActiveWorkbook.Sheets(outputWorksheetName).Range("B" &amp; 8).value, 2)
	
		worksheet.getCellRangeByName("A9").setString("     CONSULTATION (Actual):")
	    If (worksheet.getCellRangeByName("B9").String="") Then
	    	worksheet.getCellRangeByName("B9").value = "-1.00"
	
	  		oNumberFormats = ThisComponent.numberFormats
	  		lKey = oNumberFormats.queryKey("0.00", oLocalSettings , true)
			worksheet.getCellRangeByName("B9").NumberFormat = lKey		
	    End If
		
		'TO-DO: -add: this
	    'ActiveWorkbook.Sheets(outputWorksheetName).Range("B" &amp; 9).value = Trunc(ActiveWorkbook.Sheets(outputWorksheetName).Range("B" &amp; 8).value, 2)
	
		worksheet.getCellRangeByName("A10").setString("II. HMO (Forecasted)")
		worksheet.getCellRangeByName("A12").setString("     CONSULTATION (Workbook):")
	    If (worksheet.getCellRangeByName("B12").String="") Then
	    	worksheet.getCellRangeByName("B12").value = "-1.00"
	
	  		oNumberFormats = ThisComponent.numberFormats
	  		lKey = oNumberFormats.queryKey("0.00", oLocalSettings , true)
			worksheet.getCellRangeByName("B9").NumberFormat = lKey		
	    End If
		
		'TO-DO: -add: this
	'       ActiveWorkbook.Sheets(outputWorksheetName).Range("B" &amp; 12).value = Trunc(ActiveWorkbook.Sheets(outputWorksheetName).Range("B" &amp; 12).value, 2)

	'TO-DO: -add: this	
'	End If

	worksheet.getCellRangeByName("A6").setString("     PT TREATMENT (Payslip):")
	worksheet.getCellRangeByName("B6").setString(dTotalNetPF)

	'TO-DO: -add: this
    'ActiveWorkbook.Sheets(outputWorksheetName).Range("B" &amp; 6).value = Trunc(ActiveWorkbook.Sheets(outputWorksheetName).Range("B" &amp; 6).value, 2)

	worksheet.getCellRangeByName("A7").setString("     PT TREATMENT (Actual):")
	worksheet.getCellRangeByName("B7").value = "-1.00"
	oNumberFormats = ThisComponent.numberFormats
	lKey = oNumberFormats.queryKey("0.00", oLocalSettings , true)
	worksheet.getCellRangeByName("B7").NumberFormat = lKey		
    
    'TO-DO: -add: this
    'ActiveWorkbook.Sheets(outputWorksheetName).Range("B" &amp; 7).value = Trunc(ActiveWorkbook.Sheets(outputWorksheetName).Range("B" &amp; 7).value, 2)

    worksheet.getCellRangeByName("A10").setString("II. HMO (Forecasted)")

    worksheet.getCellRangeByName("A11").setString("     PT TREATMENT (Workbook):")
    worksheet.getCellRangeByName("B11").Value = dForecastedTotalNetPTTreatmentFromHMO

    'TO-DO: -add: this
    'ActiveWorkbook.Sheets(outputWorksheetName).Range("B" &amp; 11).value = Trunc(ActiveWorkbook.Sheets(outputWorksheetName).Range("B" &amp; 11).value, 2)

    worksheet.getCellRangeByName("A13").setString("III. CASH &amp; HMO (Forecasted)")
   
    dForecasteddTotalNetConsultationFromHMO = worksheet.getCellRangeByName("B12").value
    dTotal = dTotalNetPF + dForecastedTotalNetPTTreatmentFromHMO + dForecastedTotalNetConsultationFromHMO
   
    worksheet.getCellRangeByName("A14").setString("    Total (Payslip &amp; Workbook):")
    worksheet.getCellRangeByName("B14").Formula = "=B6+B8+B11+B12"
    
    'TO-DO: -add: this
    'ActiveWorkbook.Sheets(outputWorksheetName).Range("B" &amp; 14).value = Trunc(ActiveWorkbook.Sheets(outputWorksheetName).Range("B" &amp; 14).value, 2)
            
      'identify from left to right the last column used, i.e. used range 
	oCursor = worksheet.createCursor()
  	oCursor.gotoEndOfUsedArea(True)
  	oColumns = oCursor.getColumns()

  'apply auto-fit to each column
'  For i = oColumns.getCount() - 1 To 0 Step -1
    For i = 1 To 0 Step -1
	      oColumn = oColumns.getByIndex(i)
	      oColumn.OptimalWidth = True
	Next i
    
    worksheet.getCellRangeByName("A15").setString("IV. UNCOLLECTED CASH")
    worksheet.getCellRangeByName("A16").setString("    Total:")
    worksheet.getCellRangeByName("A17").setString("    Grand Total (including prev weeks):")
    worksheet.getCellRangeByName("B16").setString("0")
	
	oNumberFormats = ThisComponent.numberFormats
	lKey = oNumberFormats.queryKey("0.00", oLocalSettings , true)
	worksheet.getCellRangeByName("B16").NumberFormat = lKey		
    
    worksheet.getCellRangeByName("B17").setString("0")

	oNumberFormats = ThisComponent.numberFormats
	lKey = oNumberFormats.queryKey("0.00", oLocalSettings , true)
	worksheet.getCellRangeByName("B17").NumberFormat = lKey		

	dispatcher.executeDispatch(ThisComponent.CurrentController.Frame, ".uno:SaveAs", "", 0, saveAsODSArgs())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